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7D0000002587AFE41B10D15213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Arial" svg:font-family="Arial" style:font-family-generic="roman" style:font-pitch="variable"/>
    <style:font-face style:name="Calibri" svg:font-family="Calibri"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Light1" svg:font-family="'Roboto Light'" style:font-family-generic="system" style:font-pitch="variable"/>
  </office:font-face-decls>
  <office:automatic-styles>
    <style:style style:name="P1" style:family="paragraph" style:parent-style-name="Standard">
      <style:paragraph-properties fo:margin-top="0cm" fo:margin-bottom="0.106cm" loext:contextual-spacing="false" fo:line-height="100%"/>
      <style:text-properties fo:color="#434343" style:font-name="Roboto" fo:font-size="12pt" fo:font-weight="bold" style:font-name-asian="Roboto1" style:font-size-asian="12pt" style:font-weight-asian="bold" style:font-name-complex="Roboto1" style:font-size-complex="12pt"/>
    </style:style>
    <style:style style:name="P2" style:family="paragraph" style:parent-style-name="Standard">
      <style:paragraph-properties fo:margin-top="0cm" fo:margin-bottom="0.106cm" loext:contextual-spacing="false" fo:line-height="100%"/>
      <style:text-properties fo:color="#434343" style:font-name="Roboto" fo:font-size="12pt" fo:font-weight="bold" officeooo:paragraph-rsid="001eaa1d" style:font-name-asian="Roboto1" style:font-size-asian="12pt" style:font-weight-asian="bold" style:font-name-complex="Roboto1" style:font-size-complex="12pt"/>
    </style:style>
    <style:style style:name="P3" style:family="paragraph" style:parent-style-name="Standard">
      <style:paragraph-properties fo:margin-top="0cm" fo:margin-bottom="0.106cm" loext:contextual-spacing="false" fo:line-height="100%" fo:orphans="0" fo:widows="0"/>
      <style:text-properties fo:color="#434343" style:font-name="Roboto Light" fo:font-size="10pt" style:font-name-asian="Roboto Light1" style:font-size-asian="10pt" style:font-name-complex="Roboto Light1" style:font-size-complex="10pt"/>
    </style:style>
    <style:style style:name="P4" style:family="paragraph" style:parent-style-name="Standard">
      <style:text-properties officeooo:paragraph-rsid="0015a042"/>
    </style:style>
    <style:style style:name="P5" style:family="paragraph" style:parent-style-name="Standard">
      <style:text-properties fo:color="#434343" style:font-name="Roboto Light" fo:font-size="10pt" fo:font-style="italic" officeooo:paragraph-rsid="0016cb11" style:font-name-asian="Roboto Light1" style:font-size-asian="10pt" style:font-style-asian="italic" style:font-name-complex="Roboto Light1" style:font-size-complex="10pt"/>
    </style:style>
    <style:style style:name="P6" style:family="paragraph" style:parent-style-name="Standard">
      <style:text-properties fo:color="#434343" style:font-name="Roboto Light" fo:font-size="10pt" officeooo:rsid="001e0173" officeooo:paragraph-rsid="001eaa1d" style:font-name-asian="Roboto Light1" style:font-size-asian="10pt" style:font-name-complex="Roboto Light1" style:font-size-complex="10pt"/>
    </style:style>
    <style:style style:name="P7" style:family="paragraph" style:parent-style-name="Standard">
      <style:text-properties fo:color="#434343" style:font-name="Roboto" fo:font-size="12pt" fo:font-weight="bold" style:font-name-asian="Roboto1" style:font-size-asian="12pt" style:font-weight-asian="bold" style:font-name-complex="Roboto1" style:font-size-complex="12pt"/>
    </style:style>
    <style:style style:name="P8" style:family="paragraph" style:parent-style-name="Standard">
      <style:text-properties officeooo:paragraph-rsid="0020a3e3"/>
    </style:style>
    <style:style style:name="P9" style:family="paragraph" style:parent-style-name="Text_20_body">
      <style:paragraph-properties fo:margin-top="0cm" fo:margin-bottom="0cm" loext:contextual-spacing="false"/>
    </style:style>
    <style:style style:name="P10" style:family="paragraph" style:parent-style-name="Text_20_body">
      <style:paragraph-properties fo:margin-top="0cm" fo:margin-bottom="0cm" loext:contextual-spacing="false"/>
      <style:text-properties fo:color="#434343" style:font-name="Roboto Light" fo:font-size="10pt" fo:font-style="italic" officeooo:rsid="0010d868" style:font-name-asian="Roboto Light1" style:font-size-asian="10pt" style:font-style-asian="italic" style:font-name-complex="Roboto Light1" style:font-size-complex="10pt"/>
    </style:style>
    <style:style style:name="P11" style:family="paragraph" style:parent-style-name="Text_20_body">
      <style:paragraph-properties fo:margin-top="0cm" fo:margin-bottom="0cm" loext:contextual-spacing="false"/>
      <style:text-properties fo:color="#434343" style:font-name="Roboto Light" fo:font-size="10pt" fo:font-style="italic" officeooo:rsid="0010d868" fo:background-color="transparent" style:font-name-asian="Roboto Light1" style:font-size-asian="10pt" style:font-style-asian="italic" style:font-name-complex="Roboto Light1" style:font-size-complex="10pt"/>
    </style:style>
    <style:style style:name="P12" style:family="paragraph" style:parent-style-name="Standard" style:master-page-name="Standard">
      <style:paragraph-properties fo:margin-top="0cm" fo:margin-bottom="0.106cm" loext:contextual-spacing="false" fo:line-height="100%" style:page-number="1"/>
      <style:text-properties fo:color="#434343" style:font-name="Roboto" fo:font-size="10pt" fo:font-weight="bold" fo:background-color="#ffff00" style:font-name-asian="Roboto1" style:font-size-asian="10pt" style:font-weight-asian="bold" style:font-name-complex="Roboto1" style:font-size-complex="10pt"/>
    </style:style>
    <style:style style:name="P13" style:family="paragraph" style:parent-style-name="Standard">
      <style:text-properties fo:color="#434343" style:font-name="Roboto Light" fo:font-size="10pt" fo:font-style="italic" officeooo:rsid="0016cb11" officeooo:paragraph-rsid="0015a042" style:font-name-asian="Roboto Light1" style:font-size-asian="10pt" style:font-style-asian="italic" style:font-name-complex="Roboto Light1" style:font-size-complex="10pt"/>
    </style:style>
    <style:style style:name="P14" style:family="paragraph" style:parent-style-name="Standard">
      <style:text-properties fo:color="#434343" style:font-name="Roboto Light" fo:font-size="10pt" officeooo:paragraph-rsid="0018beeb" style:font-name-asian="Roboto Light1" style:font-size-asian="10pt" style:font-name-complex="Roboto Light1" style:font-size-complex="10pt"/>
    </style:style>
    <style:style style:name="P15" style:family="paragraph" style:parent-style-name="Standard">
      <style:text-properties officeooo:paragraph-rsid="0018beeb"/>
    </style:style>
    <style:style style:name="P16" style:family="paragraph" style:parent-style-name="Standard">
      <style:text-properties officeooo:rsid="00230506" officeooo:paragraph-rsid="00230506"/>
    </style:style>
    <style:style style:name="P17" style:family="paragraph" style:parent-style-name="Standard">
      <style:text-properties officeooo:rsid="00230506" officeooo:paragraph-rsid="0023adc3"/>
    </style:style>
    <style:style style:name="P18" style:family="paragraph" style:parent-style-name="Standard">
      <style:text-properties fo:font-weight="bold" officeooo:rsid="00230506" officeooo:paragraph-rsid="00230506" style:font-weight-asian="bold" style:font-weight-complex="bold"/>
    </style:style>
    <style:style style:name="P19" style:family="paragraph" style:parent-style-name="Standard" style:list-style-name="WWNum1">
      <style:paragraph-properties fo:margin-left="1.27cm" fo:margin-right="0cm" fo:text-indent="-0.635cm" style:auto-text-indent="false"/>
      <style:text-properties fo:color="#434343" style:font-name="Roboto Light" fo:font-size="10pt" style:font-name-asian="Roboto Light1" style:font-size-asian="10pt" style:font-name-complex="Roboto Light1" style:font-size-complex="10pt"/>
    </style:style>
    <style:style style:name="P20" style:family="paragraph" style:parent-style-name="Standard" style:list-style-name="WWNum1">
      <style:paragraph-properties fo:margin-left="1.27cm" fo:margin-right="0cm" fo:text-indent="-0.635cm" style:auto-text-indent="false"/>
    </style:style>
    <style:style style:name="P21" style:family="paragraph" style:parent-style-name="Standard">
      <style:paragraph-properties fo:padding="0.074cm" fo:border-left="none" fo:border-right="none" fo:border-top="none" fo:border-bottom="0.06pt solid #000000" style:join-border="false"/>
      <style:text-properties officeooo:rsid="00230506" officeooo:paragraph-rsid="00230506"/>
    </style:style>
    <style:style style:name="P22" style:family="paragraph" style:parent-style-name="Standard" style:list-style-name="WWNum7">
      <style:paragraph-properties fo:margin-left="0cm" fo:margin-right="0cm" fo:text-indent="0cm" style:auto-text-indent="false">
        <style:tab-stops/>
      </style:paragraph-properties>
      <style:text-properties fo:color="#434343" style:font-name="Roboto Light" fo:font-size="10pt" officeooo:rsid="00230506" officeooo:paragraph-rsid="00231207" fo:background-color="transparent" style:font-name-asian="Roboto Light1" style:font-size-asian="10pt" style:font-name-complex="Roboto Light1" style:font-size-complex="10pt"/>
    </style:style>
    <style:style style:name="P23" style:family="paragraph" style:parent-style-name="Text_20_body">
      <style:paragraph-properties fo:margin-top="0cm" fo:margin-bottom="0cm" loext:contextual-spacing="false"/>
    </style:style>
    <style:style style:name="P24" style:family="paragraph" style:parent-style-name="Text_20_body">
      <style:paragraph-properties fo:margin-top="0cm" fo:margin-bottom="0cm" loext:contextual-spacing="false"/>
      <style:text-properties fo:color="#434343" style:font-name="Roboto Light" fo:font-size="10pt" officeooo:paragraph-rsid="0027190d" fo:background-color="transparent" style:font-name-asian="Roboto Light1" style:font-size-asian="10pt" style:font-name-complex="Roboto Light1" style:font-size-complex="10pt"/>
    </style:style>
    <style:style style:name="P25" style:family="paragraph" style:parent-style-name="Text_20_body">
      <style:paragraph-properties fo:margin-top="0cm" fo:margin-bottom="0cm" loext:contextual-spacing="false"/>
      <style:text-properties fo:color="#434343" style:font-name="Roboto Light" fo:font-size="10pt" officeooo:paragraph-rsid="00230506"/>
    </style:style>
    <style:style style:name="P26" style:family="paragraph" style:parent-style-name="Text_20_body">
      <style:paragraph-properties fo:margin-top="0cm" fo:margin-bottom="0cm" loext:contextual-spacing="false"/>
      <style:text-properties fo:color="#434343" style:font-name="Roboto Light" fo:font-size="10pt" officeooo:rsid="0018beeb" style:font-name-asian="Roboto Light1" style:font-size-asian="10pt" style:font-name-complex="Roboto Light1" style:font-size-complex="10pt"/>
    </style:style>
    <style:style style:name="P27" style:family="paragraph">
      <loext:graphic-properties draw:fill="solid" draw:fill-color="#a0a0a0"/>
      <style:paragraph-properties fo:text-align="center"/>
    </style:style>
    <style:style style:name="T1" style:family="text">
      <style:text-properties fo:color="#434343" style:font-name="Roboto Light" fo:font-size="10pt" style:font-name-asian="Roboto Light1" style:font-size-asian="10pt" style:font-name-complex="Roboto Light1" style:font-size-complex="10pt"/>
    </style:style>
    <style:style style:name="T2" style:family="text">
      <style:text-properties fo:color="#434343" style:font-name="Roboto Light" fo:font-size="10pt" fo:background-color="transparent" loext:char-shading-value="0" style:font-name-asian="Roboto Light1" style:font-size-asian="10pt" style:font-name-complex="Roboto Light1" style:font-size-complex="10pt"/>
    </style:style>
    <style:style style:name="T3" style:family="text">
      <style:text-properties fo:color="#434343" style:font-name="Roboto Light" fo:font-size="10pt" officeooo:rsid="0018beeb" fo:background-color="transparent" loext:char-shading-value="0" style:font-name-asian="Roboto Light1" style:font-size-asian="10pt" style:font-name-complex="Roboto Light1" style:font-size-complex="10pt"/>
    </style:style>
    <style:style style:name="T4" style:family="text">
      <style:text-properties fo:color="#434343" style:font-name="Roboto Light" fo:font-size="10pt" officeooo:rsid="00230506" fo:background-color="transparent" loext:char-shading-value="0" style:font-name-asian="Roboto Light1" style:font-size-asian="10pt" style:font-name-complex="Roboto Light1" style:font-size-complex="10pt"/>
    </style:style>
    <style:style style:name="T5" style:family="text">
      <style:text-properties fo:color="#434343" style:font-name="Roboto Light" fo:font-size="10pt" officeooo:rsid="0023adc3" fo:background-color="transparent" loext:char-shading-value="0" style:font-name-asian="Roboto Light1" style:font-size-asian="10pt" style:font-name-complex="Roboto Light1" style:font-size-complex="10pt"/>
    </style:style>
    <style:style style:name="T6" style:family="text">
      <style:text-properties fo:color="#1155cc" style:font-name="Roboto" fo:font-size="10pt" style:text-underline-style="solid" style:text-underline-width="auto" style:text-underline-color="font-color" fo:font-weight="bold" style:font-name-asian="Roboto1" style:font-size-asian="10pt" style:font-weight-asian="bold" style:font-name-complex="Roboto1" style:font-size-complex="10pt"/>
    </style:style>
    <style:style style:name="T7" style:family="text">
      <style:text-properties fo:background-color="transparent" loext:char-shading-value="0" style:font-name-asian="Roboto Light1" style:font-size-asian="10pt" style:font-name-complex="Roboto Light1" style:font-size-complex="10pt"/>
    </style:style>
    <style:style style:name="T8" style:family="text">
      <style:text-properties officeooo:rsid="00230506" fo:background-color="transparent" loext:char-shading-value="0" style:font-name-asian="Roboto Light1" style:font-size-asian="10pt" style:font-name-complex="Roboto Light1" style:font-size-complex="10pt"/>
    </style:style>
    <style:style style:name="T9" style:family="text">
      <style:text-properties officeooo:rsid="00230506" fo:background-color="transparent" loext:char-shading-value="0"/>
    </style:style>
    <style:style style:name="T10" style:family="text">
      <style:text-properties fo:color="#1c1e29" style:font-name="Roboto Light" fo:font-size="10pt" officeooo:rsid="000f5e09" fo:background-color="transparent" loext:char-shading-value="0" style:font-name-asian="Roboto Light1" style:font-size-asian="10pt" style:font-name-complex="Roboto Light1" style:font-size-complex="10pt"/>
    </style:style>
    <style:style style:name="T11" style:family="text">
      <style:text-properties fo:color="#1c1e29" officeooo:rsid="000f5e09"/>
    </style:style>
    <style:style style:name="T12" style:family="text">
      <style:text-properties officeooo:rsid="00230506"/>
    </style:style>
    <style:style style:name="T13" style:family="text">
      <style:text-properties fo:font-variant="normal" fo:text-transform="none" fo:color="#222222" style:font-name="arial" fo:font-size="21pt" fo:letter-spacing="normal" fo:font-style="normal" fo:font-weight="normal"/>
    </style:style>
    <style:style style:name="T14" style:family="text">
      <style:text-properties fo:font-variant="normal" fo:text-transform="none" fo:letter-spacing="normal" fo:font-style="normal" fo:font-weight="normal" officeooo:rsid="00230506" fo:background-color="transparent" loext:char-shading-value="0" style:font-name-asian="Roboto Light1" style:font-size-asian="10pt" style:font-name-complex="Roboto Light1" style:font-size-complex="10pt"/>
    </style:style>
    <style:style style:name="T15" style:family="text">
      <style:text-properties style:font-name="Calibri" fo:font-size="11pt" fo:font-weight="bold" style:font-size-asian="11pt" style:font-weight-asian="bold" style:font-name-complex="Calibri1"/>
    </style:style>
    <style:style style:name="T16" style:family="text">
      <style:text-properties style:font-name="Calibri" fo:font-size="11pt" fo:font-weight="bold" style:font-size-asian="11pt" style:font-weight-asian="bold" style:font-name-complex="Calibri1" style:font-size-complex="10pt"/>
    </style:style>
    <style:style style:name="T17" style:family="text">
      <style:text-properties style:font-name="Calibri" fo:font-size="11pt" style:font-size-asian="11pt" style:font-name-complex="Calibri1"/>
    </style:style>
    <style:style style:name="T18" style:family="text">
      <style:text-properties style:font-name="Calibri" fo:font-size="11pt" style:font-size-asian="11pt" style:font-name-complex="Calibri1" style:font-size-complex="10pt"/>
    </style:style>
    <style:style style:name="T19" style:family="text">
      <style:text-properties fo:font-weight="bold" style:font-weight-asian="bold"/>
    </style:style>
    <style:style style:name="T20" style:family="text">
      <style:text-properties fo:font-weight="bold" officeooo:rsid="00256abe" style:font-weight-asian="bold"/>
    </style:style>
    <style:style style:name="T21" style:family="text">
      <style:text-properties fo:font-weight="bold" officeooo:rsid="00230506" fo:background-color="transparent" loext:char-shading-value="0" style:font-weight-asian="bold"/>
    </style:style>
    <style:style style:name="T22" style:family="text">
      <style:text-properties fo:font-weight="normal" officeooo:rsid="00256abe" style:font-weight-asian="normal" style:font-weight-complex="normal"/>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
      <text:p text:style-name="P2">Tell us what your idea is. </text:p>
      <text:p text:style-name="P8"><draw:rect text:anchor-type="as-char" style:rel-width="100%" draw:z-index="0" draw:style-name="gr1" draw:text-style-name="P27" svg:width="0.003cm" svg:height="0.054cm"><text:p/></draw:rect><text:tab/><text:span text:style-name="Emphasis"><text:span text:style-name="T10">Our idea is to help blind people by solving one of their basic problems of reading. Blind people often use Braille text for reading. It involves blind people to touch each letter to recognize what that letter is, in this way, they will read the whole sentence to understand the meaning of it. We know this is a time-consuming process, and we want to provide some help here using the technology. We are planning to create an Android application that scans the Braille printed paper and understands the Braille letters in it, and then it converts this Braille letters code to a particular speakable language format(example English). Once it’s converted to a proper speaking language we convert the text into the audio, so that the blind people can hear the content of Brailler printed paper directly. We hope this technique can solve the pain point of blind people in reading. We have to solve two technical problems here:</text:span></text:span></text:p>
      <text:p text:style-name="P9"><text:span text:style-name="Emphasis"><text:span text:style-name="T10">(1) Understanding the Braille letters from Braille printed paper when scanning it.</text:span></text:span></text:p>
      <text:p text:style-name="P9"><text:span text:style-name="Emphasis"><text:span text:style-name="T10">(2) And converting those Braille letters into a speakable language format.</text:span></text:span></text:p>
      <text:p text:style-name="P9"><text:span text:style-name="Emphasis"><text:span text:style-name="T10">We are planning to do research and use one of Google ML kits to scan and understand the Braille letters from Braille printed paper. Also, we want to use ML features in converting the Braille letters into speakable language format. </text:span></text:span></text:p>
      <text:p text:style-name="P10"><text:span text:style-name="Emphasis"><text:span text:style-name="T10"/></text:span></text:p>
      <text:p text:style-name="P11"><text:span text:style-name="Emphasis"><text:span text:style-name="T11">Note: When we say Braile Printed paper it’s not just text print in a paper, it’s the dots made on a paper with the Braille pad.</text:span></text:span></text:p>
      <text:p text:style-name="P6"/>
      <text:p text:style-name="P3"/>
      <text:p text:style-name="P3"/>
      <text:p text:style-name="P1">Tell us how you plan on bringing it to life. </text:p>
      <text:p text:style-name="P4"><draw:rect text:anchor-type="as-char" style:rel-width="100%" draw:z-index="1" draw:style-name="gr1" draw:text-style-name="P27" svg:width="0.003cm" svg:height="0.054cm"><text:p/></draw:rect><text:span text:style-name="Emphasis"><text:span text:style-name="T3">Our project is actually in the initial state and about to start with the development. We have decided what our application gonna be and its features.</text:span></text:span></text:p>
      <text:p text:style-name="P9"><text:span text:style-name="Emphasis"><text:span text:style-name="T3">Following are the features that we want to build:</text:span></text:span></text:p>
      <text:p text:style-name="P9"><text:span text:style-name="Emphasis"><text:span text:style-name="T3">(1) Ability to scan and understand the Braille letters from Braille printed paper.</text:span></text:span></text:p>
      <text:p text:style-name="P9"><text:span text:style-name="Emphasis"><text:span text:style-name="T3">(2) Ability to convert the Braille letters into a particular language format.</text:span></text:span></text:p>
      <text:p text:style-name="P9"><text:span text:style-name="Emphasis"><text:span text:style-name="T3">(3) Ability to convert that text into audio, which can be used by the blind the people to here directly.</text:span></text:span></text:p>
      <text:p text:style-name="P9"><text:span text:style-name="Emphasis"><text:span text:style-name="T3">(4) Ability to create a Braille letter print model which can be directly shared with a Braille printer from Android application, so that Braille printed paper to audion and vice versa conversion can be achievable (Future plan – this feature may not be in the version of May release).</text:span></text:span></text:p>
      <text:p text:style-name="P9"><text:span text:style-name="Emphasis"><text:span text:style-name="T3"/></text:span></text:p>
      <text:p text:style-name="P9"><text:span text:style-name="Emphasis"><text:span text:style-name="T3"/></text:span></text:p>
      <text:p text:style-name="P9"><text:soft-page-break/><text:span text:style-name="Emphasis"><text:span text:style-name="T3"/></text:span></text:p>
      <text:p text:style-name="P9"><text:span text:style-name="Emphasis"><text:span text:style-name="T3"/></text:span></text:p>
      <text:p text:style-name="P9"><text:span text:style-name="Emphasis"><text:span text:style-name="T3">Following are places where we think we could use Google features:</text:span></text:span></text:p>
      <text:p text:style-name="P9"><text:span text:style-name="Emphasis"><text:span text:style-name="T3">(1) Using On-Device ML technology for scanning and understanding the Braille letters from Braille printed paper.</text:span></text:span></text:p>
      <text:p text:style-name="P9"><text:span text:style-name="Emphasis"><text:span text:style-name="T3">(2) Using Goole translators/ML/other open-source projects for converting the Braille letters to particular speakable language formate.</text:span></text:span></text:p>
      <text:p text:style-name="P9"><text:span text:style-name="Emphasis"><text:span text:style-name="T3">(3) Google text-to-speech for converting the text into the audio.</text:span></text:span></text:p>
      <text:p text:style-name="P9"><text:span text:style-name="Emphasis"><text:span text:style-name="T3"/></text:span></text:p>
      <text:p text:style-name="P9"><text:span text:style-name="Emphasis"><text:span text:style-name="T3">Following is the timeline plan, we want to follow for building this app.</text:span></text:span></text:p>
      <text:p text:style-name="P9"><text:span text:style-name="Emphasis"><text:span text:style-name="T3">(1) Doing the research(POC) and deciding which Google ML feature perfectly fits to solve our problems – in December &amp; January.</text:span></text:span></text:p>
      <text:p text:style-name="P9"><text:span text:style-name="Emphasis"><text:span text:style-name="T3">(2) Creating the Android application – in February.</text:span></text:span></text:p>
      <text:p text:style-name="P9"><text:span text:style-name="Emphasis"><text:span text:style-name="T3">(3) Performing the real-world testing in the first half of the month - March.</text:span></text:span></text:p>
      <text:p text:style-name="P9"><text:span text:style-name="Emphasis"><text:span text:style-name="T3">(4) Taking the feedback from testing and completing the full development by the first half of the month - April.</text:span></text:span></text:p>
      <text:p text:style-name="P13"/>
      <text:p text:style-name="P5"/>
      <text:p text:style-name="P5"/>
      <text:p text:style-name="P1">Tell us about you. </text:p>
      <text:p text:style-name="P15"><draw:rect text:anchor-type="as-char" style:rel-width="100%" draw:z-index="2" draw:style-name="gr1" draw:text-style-name="P27" svg:width="0.003cm" svg:height="0.054cm"><text:p/></draw:rect><text:span text:style-name="T1"> </text:span><text:span text:style-name="T3">I’m a software developer with 3.5 years of experience. Currently working in a startup, and here I work on Android and Backend(Python) technologies. I like to solve real-world problems with technology. I feel I’m a quick learner.</text:span></text:p>
      <text:p text:style-name="P15"><text:span text:style-name="T3"/></text:p>
      <text:p text:style-name="P17"><text:span text:style-name="T3">F</text:span><text:span text:style-name="T2">ollowing is the technology stack I’m </text:span><text:span text:style-name="T5">comfortable</text:span><text:span text:style-name="T2"> with:</text:span></text:p>
      <text:p text:style-name="P16"><text:span text:style-name="T2">Java, Python, Android, Firebase.</text:span></text:p>
      <text:p text:style-name="P16"><text:span text:style-name="T2"/></text:p>
      <text:p text:style-name="P21"><text:span text:style-name="T2">Projects:</text:span></text:p>
      <text:p text:style-name="P16"><text:span text:style-name="T2"/></text:p>
      <text:p text:style-name="P18"><text:span text:style-name="T2">EazyPG:</text:span></text:p>
      <text:p text:style-name="P24"><text:tab/><text:span text:style-name="T12">Following are the apps,</text:span> I’ve developed personally for people who stay in PG’s(Paid Guests):</text:p>
      <text:p text:style-name="P25"><text:a xlink:type="simple" xlink:href="https://play.google.com/store/apps/details?id=com.notfound.eazypg" text:style-name="Internet_20_link" text:visited-style-name="Visited_20_Internet_20_Link"><text:span text:style-name="T7">https://play.google.com/store/apps/details?id=com.notfound.eazypg</text:span></text:a><text:span text:style-name="T7"> – </text:span><text:span text:style-name="T8">For the T</text:span><text:span text:style-name="T14">enants</text:span><text:span text:style-name="T8">.</text:span></text:p>
      <text:p text:style-name="P9"><text:a xlink:type="simple" xlink:href="https://play.google.com/store/apps/details?id=com.notfound.pg_owner" text:style-name="Internet_20_link" text:visited-style-name="Visited_20_Internet_20_Link">https://play.google.com/store/apps/details?id=com.notfound.pg_owner</text:a><text:span text:style-name="T2"> – </text:span><text:span text:style-name="T4">For the Owners.</text:span></text:p>
      <text:p text:style-name="P26"><text:span text:style-name="T9"/></text:p>
      <text:p text:style-name="P14"><text:s/></text:p>
      <text:p text:style-name="P7"/>
      <text:p text:style-name="P1">Next steps. <text:s/></text:p>
      <text:p text:style-name="Standard"><draw:rect text:anchor-type="as-char" style:rel-width="100%" draw:z-index="3" draw:style-name="gr1" draw:text-style-name="P27" svg:width="0.003cm" svg:height="0.054cm"><text:p/></draw:rect><text:span text:style-name="T1"> </text:span></text:p>
      <text:list xml:id="list4086543725367801749" text:style-name="WWNum1">
        <text:list-item>
          <text:p text:style-name="P19"><text:soft-page-break/>Be sure to include this cover letter in your GitHub repository</text:p>
        </text:list-item>
        <text:list-item>
          <text:p text:style-name="P19">Your GitHub repository should be tagged #AndroidDevChallenge</text:p>
        </text:list-item>
        <text:list-item>
          <text:p text:style-name="P19">Don’t forget to include other items in your GitHub repository to help us evaluate your submission; you can include prior projects you've worked on, sample code you've already built for this project, or anything else you think could be helpful in evaluating your concept and your ability to build it</text:p>
        </text:list-item>
        <text:list-item>
          <text:p text:style-name="P20"><text:a xlink:type="simple" xlink:href="https://docs.google.com/forms/d/e/1FAIpQLSe43koQL33IzgxXQl29Ex3AhFuqd4hQzxLiXREqwRkDGtx1vA/viewform?usp=sf_link" text:style-name="ListLabel_20_19" text:visited-style-name="ListLabel_20_19"><text:span text:style-name="T6">The final step is to fill out this form to officially submit your proposal. </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Arial" svg:font-family="Arial" style:font-family-generic="roman" style:font-pitch="variable"/>
    <style:font-face style:name="Calibri" svg:font-family="Calibri"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Light1" svg:font-family="'Roboto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Roboto" fo:font-family="Roboto" style:font-family-generic="roman" style:font-pitch="variable" fo:font-size="10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oboto Light" fo:font-family="'Roboto Light'" style:font-family-generic="roman" style:font-pitch="variable"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font-name="Roboto" fo:font-family="Roboto" style:font-family-generic="roman" style:font-pitch="variable" fo:font-size="10pt" style:text-underline-style="solid" style:text-underline-width="auto" style:text-underline-color="font-color" fo:font-weight="bold" style:font-name-asian="Roboto1" style:font-family-asian="Roboto" style:font-family-generic-asian="system" style:font-pitch-asian="variable" style:font-size-asian="10pt" style:font-weight-asian="bold" style:font-name-complex="Roboto1" style:font-family-complex="Roboto"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ListLabel_20_24" style:display-name="ListLabel 24" style:family="text">
      <style:text-properties fo:color="#000066" style:font-name="Calibri" fo:font-family="Calibri" style:font-family-generic="roman" style:font-pitch="variable" fo:font-size="11pt" fo:font-weight="bold" style:font-size-asian="6pt" style:font-size-complex="6pt"/>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4" style:num-suffix="" text:bullet-char="">
        <style:list-level-properties text:list-level-position-and-space-mode="label-alignment">
          <style:list-level-label-alignment text:label-followed-by="listtab" text:list-tab-stop-position="1.616cm" fo:text-indent="-0.635cm" fo:margin-left="1.616cm"/>
        </style:list-level-properties>
        <style:text-properties fo:font-family="Symbol" style:font-charset="x-symbol"/>
      </text:list-level-style-bullet>
      <text:list-level-style-bullet text:level="2" text:style-name="ListLabel_20_25" style:num-suffix="o" text:bullet-char="o">
        <style:list-level-properties text:list-level-position-and-space-mode="label-alignment">
          <style:list-level-label-alignment text:label-followed-by="listtab" text:list-tab-stop-position="2.886cm" fo:text-indent="-0.635cm" fo:margin-left="2.886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4.156cm" fo:text-indent="-0.635cm" fo:margin-left="4.15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426cm" fo:text-indent="-0.635cm" fo:margin-left="5.426cm"/>
        </style:list-level-properties>
        <style:text-properties fo:font-family="Symbol" style:font-charset="x-symbol"/>
      </text:list-level-style-bullet>
      <text:list-level-style-bullet text:level="5" text:style-name="ListLabel_20_26" style:num-suffix="o" text:bullet-char="o">
        <style:list-level-properties text:list-level-position-and-space-mode="label-alignment">
          <style:list-level-label-alignment text:label-followed-by="listtab" text:list-tab-stop-position="6.696cm" fo:text-indent="-0.635cm" fo:margin-left="6.696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966cm" fo:text-indent="-0.635cm" fo:margin-left="7.96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9.236cm" fo:text-indent="-0.635cm" fo:margin-left="9.236cm"/>
        </style:list-level-properties>
        <style:text-properties fo:font-family="Symbol" style:font-charset="x-symbol"/>
      </text:list-level-style-bullet>
      <text:list-level-style-bullet text:level="8" text:style-name="ListLabel_20_27" style:num-suffix="o" text:bullet-char="o">
        <style:list-level-properties text:list-level-position-and-space-mode="label-alignment">
          <style:list-level-label-alignment text:label-followed-by="listtab" text:list-tab-stop-position="10.506cm" fo:text-indent="-0.635cm" fo:margin-left="10.50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776cm" fo:text-indent="-0.635cm" fo:margin-left="11.77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Standard"><draw:frame draw:style-name="Mfr1" draw:name="image1.png" text:anchor-type="as-char" svg:y="-0.494cm" svg:width="16.51cm" svg:height="4.939cm" draw:z-index="6"><draw:image xlink:href="Pictures/10000000000007D0000002587AFE41B10D152139.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9-11-25T20:35:34.259509049</dc:date>
    <meta:editing-duration>PT1H17S</meta:editing-duration>
    <meta:editing-cycles>16</meta:editing-cycles>
    <meta:document-statistic meta:table-count="0" meta:image-count="1" meta:object-count="0" meta:page-count="3" meta:paragraph-count="39" meta:word-count="683" meta:character-count="4192" meta:non-whitespace-character-count="3532"/>
  </office:meta>
</office:document-meta>
</file>